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fo:background-color="#5983b0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2" office:value-type="float" office:value="1" calcext:value-type="float">
            <text:p>1</text:p>
          </table:table-cell>
          <table:table-cell table:style-name="ce72" office:value-type="string" calcext:value-type="string">
            <text:p>91/100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ebian-10740</text:p>
          </table:table-cell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(10/100)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47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T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(10/100)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/100</text:p>
          </table:table-cell>
          <table:table-cell table:style-name="ce71" office:value-type="string" calcext:value-type="string">
            <text:p>7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24075,sbi-15222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19:54:57.286096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18T19:59:30.593863272</dc:date>
    <meta:editing-duration>P1DT11H56M26S</meta:editing-duration>
    <meta:editing-cycles>304</meta:editing-cycles>
    <meta:document-statistic meta:table-count="1" meta:cell-count="780" meta:object-count="0"/>
  </office:meta>
</office:document-meta>
</file>